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<text:s/>odcinek 1</text:p>
      <text:p text:style-name="P1"/>
      <text:p text:style-name="P2">I Etap</text:p>
      <text:p text:style-name="P2"/>
      <text:p text:style-name="P3">którą rękę podaje się podcza powitania <text:s text:c="7"/></text:p>
      <text:p text:style-name="P3">z którego państwa pochodziła projektantka mody Coco Channel <text:s text:c="8"/><text:span text:style-name="T1"><text:s text:c="2"/>z Francji</text:span></text:p>
      <text:p text:style-name="P3">w którym wieku został zdobyty po raz pierwszy szczyt Mont Blanc <text:s text:c="3"/><text:span text:style-name="T1">w XVIII <text:s/>Picarr</text:span></text:p>
      <text:p text:style-name="P3">czy polonofil i polonofob oznacza to samo <text:s text:c="13"/></text:p>
      <text:p text:style-name="P3">co oprócz kaszy kipi w dziecięcej wyliczance <text:s text:c="26"/><text:span text:style-name="T1"><text:s text:c="2"/>groch</text:span></text:p>
      <text:p text:style-name="P3">jaki kolor miała ciżemka w tytule historycznej powieści dla młodzieży <text:s text:c="6"/><text:span text:style-name="T1"><text:s text:c="2"/>żółta</text:span></text:p>
      <text:p text:style-name="P3">sałatak z surowych ogórków której nazwa kojarzy sie z nędzą <text:s text:c="14"/><text:span text:style-name="T1"><text:s/>mizeria</text:span></text:p>
      <text:p text:style-name="P3">co oznacza angielski skrót VIP <text:s text:c="35"/>bardzo ważna osoba</text:p>
      <text:p text:style-name="P3">jak nazywamy osobą nieświadomie wykonującą we śnie czynności <text:s text:c="15"/><text:span text:style-name="T1"><text:s/>lunatyk</text:span></text:p>
      <text:p text:style-name="P3">czy manniok należy do roślin bogatych w skrobię <text:s text:c="43"/><text:span text:style-name="T1"><text:s text:c="2"/>TAK</text:span></text:p>
      <text:p text:style-name="P3">które góry zajmują ponad połowę powierzchni Austrii <text:s text:c="36"/><text:span text:style-name="T1">Alpy</text:span></text:p>
      <text:p text:style-name="P3">hydrant jak piszemy</text:p>
      <text:p text:style-name="P3">kto jest rezyserem filmów Ptaki, Psychoza, Okno na podwórze <text:s text:c="20"/><text:span text:style-name="T1"><text:s text:c="3"/>Hitchock</text:span></text:p>
      <text:p text:style-name="P3">jak nazywają się owoce dębu <text:s text:c="35"/><text:span text:style-name="T1"><text:s/>żołędzie</text:span></text:p>
      <text:p text:style-name="P3">czy Zofia Nałkowska pisała sztuki teatralne <text:s text:c="38"/><text:span text:style-name="T1"><text:s text:c="2"/>TAK</text:span></text:p>
      <text:p text:style-name="P3">na którym kontynencie leży Republika San Marino <text:s text:c="2"/></text:p>
      <text:p text:style-name="P3">kto obchodzi imieniny razem z Ewą</text:p>
      <text:p text:style-name="P3">w którym mieście tworzył i zmarł Antonio Gaudi <text:s text:c="26"/><text:span text:style-name="T1">Barcelona</text:span></text:p>
      <text:p text:style-name="P3">czy sześcian jest wielościanem foremnym <text:s text:c="37"/><text:span text:style-name="T1">TAK</text:span></text:p>
      <text:p text:style-name="P3">w którym wieku żył pisarz Fiodor Dostojewski <text:s text:c="30"/><text:span text:style-name="T1">XIX w</text:span></text:p>
      <text:p text:style-name="P3"/>
      <text:p text:style-name="P2">II Etap</text:p>
      <text:p text:style-name="P2"/>
      <text:p text:style-name="P3">co jest dłuższe jeden decymetr czy jeden dekametr <text:s text:c="25"/><text:span text:style-name="T1">dekametr</text:span></text:p>
      <text:p text:style-name="P3">w którym wieku po raz pierwszy przyznano nagrodę Pulitzera <text:s text:c="6"/><text:span text:style-name="T1"><text:s/>XX w</text:span></text:p>
      <text:p text:style-name="P3">Napoleon Bonaparte był zmuszony do abdykacji i zsyłany na wyspy jakie:<text:span text:style-name="T1"> </text:span></text:p>
      <text:p text:style-name="P3"><text:span text:style-name="T1">św. Helena i Elba</text:span></text:p>
      <text:p text:style-name="P3">jak z j. angielskiego nazywamy zdobycie w jednym meczu 3 goli przez jednego zawodnika <text:span text:style-name="T1">hat trick</text:span></text:p>
      <text:p text:style-name="P3">które miasto jest ośrodkiem administracyjnym obwodu leningradzkiego w Rosji <text:s/></text:p>
      <text:p text:style-name="P4">Sankt Petersburg</text:p>
      <text:p text:style-name="P3">czy alkaloidy to substancje organiczne <text:s text:c="3"/><text:span text:style-name="T1"><text:s/>TAK</text:span></text:p>
      <text:p text:style-name="P3">dolary amerykańskie oznacza się skrótem USD, a którą walutę oznacza CHF <text:s text:c="2"/></text:p>
      <text:p text:style-name="P4">frank szwajcarski</text:p>
      <text:p text:style-name="P3">co jest niezbędne oprócz kawy i wody do przygotowania capuccino <text:s text:c="8"/><text:span text:style-name="T1"><text:s text:c="7"/>mleko</text:span></text:p>
      <text:p text:style-name="P3">czy angielska królowa Wiktoria była zamężna <text:s text:c="47"/><text:span text:style-name="T1"><text:s text:c="2"/>TAK</text:span></text:p>
      <text:p text:style-name="P3">nad którą wielka rzeką leży Nowy Orlean <text:s text:c="54"/><text:span text:style-name="T1">Mississippi</text:span></text:p>
      <text:p text:style-name="P3">kartony które tworzył m.in. Artur Grottger były tworzne ołówkiem czy czerwoną kredą</text:p>
      <text:p text:style-name="P3">bananowy song <text:s text:c="3"/>grupa VOX</text:p>
      <text:p text:style-name="P3">jak nazywały się harty z Pana Tadeusza o które spór toczyli Asesor i Rejent <text:s text:c="2"/><text:span text:style-name="T1">Kusy i Sokół</text:span></text:p>
      <text:p text:style-name="P3">jeżeli samolot leci z prędkością 1 Ma to leci szybciej czy wolniej niż dźwięk <text:s text:c="3"/><text:span text:style-name="T1">tak samo</text:span></text:p>
      <text:p text:style-name="P3">kto wg przysowia wróżył na dwoje <text:s text:c="19"/><text:span text:style-name="T1"><text:s text:c="3"/>babka</text:span></text:p>
      <text:p text:style-name="P3">jak nazywają się suszone owoce południowe dodawane do ciast i deserów <text:s text:c="3"/><text:span text:style-name="T1"><text:s/>bakalie</text:span></text:p>
      <text:p text:style-name="P3"><text:soft-page-break/>jak z języka niemieckiego nazywa się gumowy wąż do podlewania <text:s text:c="4"/><text:span text:style-name="T1"><text:s/>szlauf</text:span></text:p>
      <text:p text:style-name="P3">która rocznica wybuchu I WŚ wypada w 2014 roku <text:s text:c="30"/><text:span text:style-name="T1">setna</text:span></text:p>
      <text:p text:style-name="P3">w którym kolorze są habity kapucynów <text:s text:c="49"/><text:span text:style-name="T1">brązowe</text:span></text:p>
      <text:p text:style-name="P3">który surowiec jest towarem eksportowym państw OPEC <text:s text:c="20"/><text:span text:style-name="T1"><text:s/>ropa naftowa</text:span></text:p>
      <text:p text:style-name="P3">jak nazywał się dowódca kozacki <text:s text:c="58"/><text:span text:style-name="T1">ataman</text:span></text:p>
      <text:p text:style-name="P3">wynik dzielenia dwóch liczb ujemnych jest dodatni czy ujemny <text:s text:c="10"/><text:span text:style-name="T1">dodatni</text:span></text:p>
      <text:p text:style-name="P3">polski aktor w roli Ryszarda Kuklińskiego w filmie Jack Strong <text:s text:c="9"/><text:span text:style-name="T1"><text:s/>Marcin Dorociński</text:span></text:p>
      <text:p text:style-name="P3">w którym państwie powstał naturalizm <text:s text:c="50"/><text:span text:style-name="T1">Francja</text:span> </text:p>
      <text:p text:style-name="P3">z czego produkowana jest kasza krakowska <text:s text:c="43"/><text:span text:style-name="T1">kasza gryczana</text:span></text:p>
      <text:p text:style-name="P3">który król polski prowadził w latach 1454-66 wojnę z Krzyżakami <text:s text:c="3"/></text:p>
      <text:p text:style-name="P4">Kazimierz Jagiellończyk</text:p>
      <text:p text:style-name="P3">Szintoizm to główna politeistyczna religia którego państwa <text:s text:c="18"/><text:span text:style-name="T1">Japonii</text:span></text:p>
      <text:p text:style-name="P3">norweski kompozytor <text:s text:c="77"/><text:span text:style-name="T1"><text:s/>Edward Grieg</text:span></text:p>
      <text:p text:style-name="P3">czy nawlekanie i nizanie to słowa określające tę samą czynność <text:s text:c="11"/><text:span text:style-name="T1">TAK</text:span></text:p>
      <text:p text:style-name="P3">jak nazywał się angielski pisarz autor Robinsona Cruzoe <text:s text:c="21"/><text:span text:style-name="T1"><text:s/>Daniel Defoe</text:span></text:p>
      <text:p text:style-name="P3">w którym wieku zbudowano w Ciechocinku drewniane tężnie <text:s text:c="14"/><text:span text:style-name="T1">XIX</text:span></text:p>
      <text:p text:style-name="P3">jaką wspólną nazwę noszą waluta w Uzbetkistanie i wąsata ryba <text:s text:c="8"/><text:span text:style-name="T1"><text:s/>sum</text:span></text:p>
      <text:p text:style-name="P3">w którym roku wojska polskie zajęły Zaolzie <text:s text:c="40"/><text:span text:style-name="T1">1938</text:span></text:p>
      <text:p text:style-name="P3">Pandora była boginią czy człowiekiem <text:s text:c="32"/><text:span text:style-name="T1">pierwszy człowiek na Ziemii</text:span></text:p>
      <text:p text:style-name="P3">który owad dał nazwę polskim skuterom produkowanym w Warszawie <text:s text:c="3"/></text:p>
      <text:p text:style-name="P4">Osa (Komar był motorowerem)</text:p>
      <text:p text:style-name="P3">jakiej narodowości był tytułowy bohater komedii Aleksandra Fredry Pan Gelthab <text:s/><text:span text:style-name="T1">Prusak</text:span></text:p>
      <text:p text:style-name="P3">futsal to odmiana którego sportu <text:s text:c="7"/><text:span text:style-name="T1"><text:s/>piłki nożnej</text:span></text:p>
      <text:p text:style-name="P3">kto dowodził wojskami polskimi w bitwie pod Raszynem w 1809 r <text:s text:c="2"/><text:span text:style-name="T1"><text:s/>ks. Józef Poniatowski</text:span></text:p>
      <text:p text:style-name="P3">wystające ciosy słonia to siekacze czy kły <text:s text:c="8"/><text:span text:style-name="T1">Siekacze !!!!!!</text:span></text:p>
      <text:p text:style-name="P3"/>
      <text:p text:style-name="P2">III Etap</text:p>
      <text:p text:style-name="P2"/>
      <text:p text:style-name="P3">do ilu filmów napisał muzykę Wojciech Kilar do 60, ok 90 czy <text:span text:style-name="T1">ponad 100</text:span></text:p>
      <text:p text:style-name="P3">w którym roku po raz pierwszy pochodnia z ogniem olimpijskim znalazła sie w przestrzeni kosmicznej <text:s text:c="7"/><text:span text:style-name="T1"><text:s/>2013 r</text:span></text:p>
      <text:p text:style-name="P3">jak miała na imię żona Henryka Brodatego, matka Henryka Pobożnego <text:s text:c="2"/><text:span text:style-name="T1"><text:s/>św. Jadwiga</text:span></text:p>
      <text:p text:style-name="P3">w której dziedzinie nagrodę Nobla dostał Pablo Meruda <text:s text:c="5"/><text:span text:style-name="T1"><text:s/>literatura</text:span></text:p>
      <text:p text:style-name="P3">czy Hera była siostrą Zeusa <text:s text:c="3"/><text:span text:style-name="T1"><text:s/>TAK</text:span></text:p>
      <text:p text:style-name="P3">oceania to zbiorowisko wysp na którym oceanie <text:s text:c="6"/><text:span text:style-name="T1">O. Spokojny</text:span></text:p>
      <text:p text:style-name="P3">która konfederacja została zawiązana przeciw kurateli Rosji <text:span text:style-name="T1">Barska </text:span>czy Targowicka</text:p>
      <text:p text:style-name="P3">w którym filmie zdenerwowany reżyser zarząda Czy konie mnie słyszą <text:s text:c="3"/><text:span text:style-name="T1"><text:s/>Miś</text:span></text:p>
      <text:p text:style-name="P3">jakiego koloru jest dojrzały owoc borówki brusznicy <text:s text:c="2"/><text:span text:style-name="T1"><text:s/>czerwony</text:span></text:p>
      <text:p text:style-name="P3">Włóczykij, Panna Migotka i Paszczak to bohaterowie ktorego cyklu książek <text:s text:c="2"/><text:span text:style-name="T1"><text:s/>Muminki</text:span></text:p>
      <text:p text:style-name="P3">jak nazywa się miejscowość niedaleko Gniezna gdzie odkryto pozostałości osady z epoki żelaza <text:s text:c="2"/><text:span text:style-name="T1"><text:s text:c="2"/>Biskupin</text:span></text:p>
      <text:p text:style-name="P3">to samo słowo pochodzące z łaciny określa odblask oraz umiejętność szybkiego odnajdowania się w sytuacji <text:s text:c="7"/><text:span text:style-name="T1">refleks</text:span></text:p>
      <text:p text:style-name="P3">ile razy piłkarskie mistrzostwa świata organizowano w Azji <text:s text:c="6"/><text:span text:style-name="T1">1 raz</text:span></text:p>
      <text:p text:style-name="P3">czy w dowodzie osobistym jest adres zameldowania <text:s text:c="3"/><text:span text:style-name="T1"><text:s/>TAK</text:span></text:p>
      <text:p text:style-name="P3">jak miał na imię niezwykle utalentowany muzycznie wiejski chłopiec, bohater noweli Sienkiewicza <text:s text:c="5"/><text:span text:style-name="T1">Janko</text:span></text:p>
      <text:p text:style-name="P3">Driady to nimfy<text:span text:style-name="T1"> lasów</text:span> czy gór </text:p>
      <text:p text:style-name="P3"><text:soft-page-break/>którą chorobę kiedyś nazywano influenzą <text:s text:c="25"/><text:span text:style-name="T1"><text:s text:c="4"/>grypa</text:span></text:p>
      <text:p text:style-name="P3">w którym roku rozegrała się bitwa o Monte Cassino <text:s text:c="10"/><text:span text:style-name="T1"><text:s text:c="4"/>1944</text:span></text:p>
      <text:p text:style-name="P3">jak miał na imię ksiądz Skarga <text:s text:c="32"/><text:span text:style-name="T1"><text:s/>Piotr</text:span></text:p>
      <text:p text:style-name="P3">Berlin czy Bonn które z tych miast stanowi odrębny kraj związkowy w Niemczech <text:s/><text:span text:style-name="T1">Berlin</text:span></text:p>
      <text:p text:style-name="P3">który ptak był otaczany kultem w starożytnym Egipcie <text:s text:c="32"/><text:span text:style-name="T1"><text:s/>ibis</text:span></text:p>
      <text:p text:style-name="P3">imię którego amerykańskiego prezydenta nosi ośrodek lotów kosmicznych na przylądku Cannaveral <text:s text:c="31"/><text:span text:style-name="T1"><text:s text:c="2"/>Kennedy</text:span></text:p>
      <text:p text:style-name="P3">ile elementów nalezy do części wspólnej zbiorów rozłącznych <text:s text:c="19"/><text:span text:style-name="T1"><text:s/>żaden</text:span></text:p>
      <text:p text:style-name="P3">jaką nazwę nosi czerwony barwnik krwi służący do transportu tlenu <text:s text:c="5"/><text:span text:style-name="T1"><text:s text:c="6"/>hemoglobina</text:span></text:p>
      <text:p text:style-name="P3">który kompozytor powiedział o Chopinie: Czapki z głów panowie, oto geniusz <text:s text:c="2"/></text:p>
      <text:p text:style-name="P4">Robert Schumann</text:p>
      <text:p text:style-name="P3">czy w państwach strefy euro są w obiegu monety euro z wizerunkiem papieża <text:s text:c="5"/><text:span text:style-name="T1"><text:s/>TAK</text:span></text:p>
      <text:p text:style-name="P3">jak nazywa się kasztelan grodu w którym mieszkali Kajko i Kokosz <text:s text:c="8"/><text:span text:style-name="T1"><text:s/>Mirmył</text:span></text:p>
      <text:p text:style-name="P3">pismo Skafander było miesięcznikiem czy tygodnikiem <text:s text:c="17"/><text:span text:style-name="T1"><text:s/>miesięcznik</text:span> </text:p>
      <text:p text:style-name="P3">w którym wieku żył francuski lekarz i astrolog Nostradamus <text:s text:c="13"/><text:span text:style-name="T1"><text:s/>XVI</text:span></text:p>
      <text:p text:style-name="P3">pancernik to ssak owado czy roślinożerny <text:s text:c="18"/><text:span text:style-name="T1">owadożerny</text:span></text:p>
      <text:p text:style-name="P3">jak z łaciny nazywa się dwugłowy mięsień ramienia <text:s text:c="5"/><text:span text:style-name="T1"><text:s/>biceps</text:span></text:p>
      <text:p text:style-name="P3">kto był dowódcą chłopskiego powstania w Galicji w 1846 r <text:s text:c="4"/><text:span text:style-name="T1">Jakub Szela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7T16:30:21.59</meta:creation-date>
    <meta:document-statistic meta:table-count="0" meta:image-count="0" meta:object-count="0" meta:page-count="3" meta:paragraph-count="101" meta:word-count="900" meta:character-count="7257"/>
    <dc:date>2014-08-27T17:36:46.06</dc:date>
    <meta:editing-duration>PT00H01M53S</meta:editing-duration>
    <meta:editing-cycles>1</meta:editing-cycles>
    <meta:generator>OpenOffice.ux.pl/3.1$Win32 OpenOffice.org_project/310m11$Build-39399</meta:generator>
  </office:meta>
</office:document-meta>
</file>